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left="72.00pt" fo:text-indent="0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72.00pt" fo:text-indent="0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left="72.00pt" fo:text-indent="0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left="72.00pt" fo:text-indent="0.00pt"/>
    </style:style>
    <text:list-style style:name="L1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left="72.00pt" fo:text-indent="0.00pt"/>
    </style:style>
    <text:list-style style:name="L1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 fo:margin-left="72.00pt" fo:text-indent="0.00pt"/>
    </style:style>
    <text:list-style style:name="L1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 fo:margin-left="72.00pt" fo:text-indent="0.00pt"/>
    </style:style>
    <text:list-style style:name="L1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 fo:margin-left="72.00pt" fo:text-indent="0.00pt"/>
    </style:style>
    <text:list-style style:name="L1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/>
    </style:style>
    <style:style style:name="P19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Execute the below code and write your description in text file</text:span></text:p>
      <text:p text:style-name="P1"><text:span text:style-name="T2"/></text:p>
      <text:list text:style-name="L2">
        <text:list-item>
          <text:p text:style-name="P2"><text:span text:style-name="T3">typeof(1)<text:tab/><text:tab/><text:tab/>// expected output: "number"</text:span></text:p>
        </text:list-item>
      </text:list>
      <text:p text:style-name="P3"><text:span text:style-name="T4"/></text:p>
      <text:list text:style-name="L4">
        <text:list-item>
          <text:p text:style-name="P4"><text:span text:style-name="T5">typeof(1.1)<text:tab/><text:tab/><text:tab/>// expected output: "number"</text:span></text:p>
        </text:list-item>
      </text:list>
      <text:p text:style-name="P5"><text:span text:style-name="T6"/></text:p>
      <text:list text:style-name="L6">
        <text:list-item>
          <text:p text:style-name="P6"><text:span text:style-name="T7">typeof('1.1')<text:tab/><text:tab/><text:tab/>// expected output: "string"</text:span></text:p>
        </text:list-item>
      </text:list>
      <text:p text:style-name="P7"><text:span text:style-name="T8"/></text:p>
      <text:list text:style-name="L8">
        <text:list-item>
          <text:p text:style-name="P8"><text:span text:style-name="T9">typeof(true)<text:tab/><text:tab/><text:tab/>// expected output: "boolean"</text:span></text:p>
        </text:list-item>
      </text:list>
      <text:p text:style-name="P9"><text:span text:style-name="T10"/></text:p>
      <text:list text:style-name="L10">
        <text:list-item>
          <text:p text:style-name="P10"><text:span text:style-name="T11">typeof(null)<text:tab/><text:tab/><text:tab/>// expected output: "object"</text:span></text:p>
        </text:list-item>
      </text:list>
      <text:p text:style-name="P11"><text:span text:style-name="T12"/></text:p>
      <text:list text:style-name="L12">
        <text:list-item>
          <text:p text:style-name="P12"><text:span text:style-name="T13">typeof(undefined)<text:tab/>// expected output: "undefined"</text:span></text:p>
        </text:list-item>
      </text:list>
      <text:p text:style-name="P13"><text:span text:style-name="T14"/></text:p>
      <text:list text:style-name="L14">
        <text:list-item>
          <text:p text:style-name="P14"><text:span text:style-name="T15">typeof([])<text:tab/><text:tab/><text:tab/>// expected output: "array"</text:span></text:p>
        </text:list-item>
      </text:list>
      <text:p text:style-name="P15"><text:span text:style-name="T16"/></text:p>
      <text:list text:style-name="L16">
        <text:list-item>
          <text:p text:style-name="P16"><text:span text:style-name="T17">typeof({})<text:tab/><text:tab/><text:tab/>// expected output: "object"</text:span></text:p>
        </text:list-item>
      </text:list>
      <text:p text:style-name="P17"><text:span text:style-name="T18"/></text:p>
      <text:list text:style-name="L18">
        <text:list-item>
          <text:p text:style-name="P18"><text:span text:style-name="T19">typeof(NaN)<text:tab/><text:tab/>// expected output: "number"</text:span></text:p>
        </text:list-item>
      </text:list>
      <text:p text:style-name="P19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